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32d2" officeooo:paragraph-rsid="000932d2"/>
    </style:style>
    <style:style style:name="P2" style:family="paragraph" style:parent-style-name="Standard">
      <style:text-properties officeooo:rsid="000932d2" officeooo:paragraph-rsid="000a2092"/>
    </style:style>
    <style:style style:name="P3" style:family="paragraph" style:parent-style-name="Standard">
      <style:text-properties officeooo:rsid="000932d2" officeooo:paragraph-rsid="000fcec9"/>
    </style:style>
    <style:style style:name="P4" style:family="paragraph" style:parent-style-name="Standard">
      <style:text-properties officeooo:rsid="000a2092" officeooo:paragraph-rsid="000a2092"/>
    </style:style>
    <style:style style:name="P5" style:family="paragraph" style:parent-style-name="Standard">
      <style:text-properties officeooo:rsid="000a2092" officeooo:paragraph-rsid="000c1b57"/>
    </style:style>
    <style:style style:name="P6" style:family="paragraph" style:parent-style-name="Standard">
      <style:text-properties officeooo:rsid="000afdd3" officeooo:paragraph-rsid="000d8474"/>
    </style:style>
    <style:style style:name="P7" style:family="paragraph" style:parent-style-name="Standard">
      <style:text-properties officeooo:rsid="000afdd3" officeooo:paragraph-rsid="000fcec9"/>
    </style:style>
    <style:style style:name="P8" style:family="paragraph" style:parent-style-name="Standard">
      <style:text-properties officeooo:rsid="000c1b57" officeooo:paragraph-rsid="000c1b57"/>
    </style:style>
    <style:style style:name="P9" style:family="paragraph" style:parent-style-name="Standard">
      <style:text-properties officeooo:rsid="000d8474" officeooo:paragraph-rsid="000d8474"/>
    </style:style>
    <style:style style:name="T1" style:family="text">
      <style:text-properties officeooo:rsid="000a2092"/>
    </style:style>
    <style:style style:name="T2" style:family="text">
      <style:text-properties officeooo:rsid="000afdd3"/>
    </style:style>
    <style:style style:name="T3" style:family="text">
      <style:text-properties officeooo:rsid="000c1b57"/>
    </style:style>
    <style:style style:name="T4" style:family="text">
      <style:text-properties officeooo:rsid="000d8474"/>
    </style:style>
    <style:style style:name="T5" style:family="text">
      <style:text-properties officeooo:rsid="000ef09a"/>
    </style:style>
    <style:style style:name="T6" style:family="text">
      <style:text-properties officeooo:rsid="000fce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eetings Everybody here.. I am very privileged to speak to all of you. My name is Biku<text:span text:style-name="T6">b</text:span>hai and I represent the Tarsadia Foundation, an international organization <text:span text:style-name="T6">to improve </text:span>lives through health and human services. <text:span text:style-name="T3">I also head the Sanatan Dharma temple, which has been serving the Cerritos and surrounding communities for over 30 years.</text:span></text:p>
      <text:p text:style-name="P1"/>
      <text:p text:style-name="P3">Let me get to the point right away. <text:s/>If the <text:span text:style-name="T6">US </text:span>Election were held right now, my vote goes to Vayu – <text:span text:style-name="T3">Srinath Ji</text:span>, Mrs. Latha Vasan, and our esteemed guest Mr. Bal<text:span text:style-name="T6">asubramaniam</text:span>. <text:s/>The Tarsadia foundation’<text:span text:style-name="T3">s purpose is helping people in need, </text:span><text:s/>in spreading kindness, good will among all people, and peace and prosperity. Vayu’<text:span text:style-name="T3">s purpose is to further the study of Yoga, and its use in enriching our community. Vayu is </text:span><text:s/><text:span text:style-name="T3">very active in our community, </text:span>spreading our ancient knowledge of Yoga for the <text:span text:style-name="T3">development of each person positively in </text:span>body, mind and the spirit.</text:p>
      <text:p text:style-name="P1"/>
      <text:p text:style-name="P1"><text:span text:style-name="T3">Going back in history, </text:span>When Swami Vivekananda was here about 150 years ago, he came on a mission. To teach <text:span text:style-name="T3">America</text:span> about Yoga, <text:span text:style-name="T3">and how it can guide America at that time through many challenges. Using Yoga, d</text:span>eveloped over thousands of years, <text:span text:style-name="T3">he showed </text:span>a way to a good life, <text:s/><text:span text:style-name="T3">a </text:span>way to live fully in the physical, intellectual and emotional planes. With his teachings he lifted the spirits of all his disciples, and inculcated a tradition of Service.</text:p>
      <text:p text:style-name="P1"/>
      <text:p text:style-name="P2">Today Vayu continues on that mission, and numerous students of Vayu have contributed to the society here in Cerritos. Almost everyone, from the Senior Center, <text:span text:style-name="T1">thru Zoom on the internet, in the many beautiful parks we have, has participated and benefited from Vayu’s efforts. Vayu has added scientific rigor to the science of Yoga, and many here are Vayu graduates with Master’s and Phd degrees and have published papers in many Journals.</text:span></text:p>
      <text:p text:style-name="P2"/>
      <text:p text:style-name="P4">If I may say so, <text:span text:style-name="T2">a triumvirate of force and energy have come together for this Event. The </text:span><text:span text:style-name="T6">Tarsadia </text:span><text:span text:style-name="T2"><text:s/>foundation with its aim of helping everyone in need, Mr. Balu </text:span><text:span text:style-name="T6">or Balasubramaniam</text:span><text:span text:style-name="T2"> with literary work on our great leader Modiji, who has incorporated Yoga, and used its techniques in proper governance, and Vayu whose mission is to continue to develop and spread the science of Yoga. <text:s/></text:span></text:p>
      <text:p text:style-name="P4"/>
      <text:p text:style-name="P7">Mr. Balu went from a critic to an admirer of Modiji, and has spent over 10 years studying the art of governance, and how it led to special type of successful leadership when it incorporated our ancient wisdom with the modern world. I am sure that everyone who reads his book, will know leadership in a new light. <text:span text:style-name="T6">The book is appropriately named as ‘Power Within’ indicating that we just have to awaken the abilities we already have within us.</text:span></text:p>
      <text:p text:style-name="P3"/>
      <text:p text:style-name="P8">All of you here are leaders in your own sphere, and I am sure, eager to participate in this movement!</text:p>
      <text:p text:style-name="P5"/>
      <text:p text:style-name="P6">You will hear a lot of good speeches today on leadership, <text:span text:style-name="T5">Vayu its mission and progress, </text:span>and how <text:span text:style-name="T5">together, </text:span>using our ancient and still developing knowledge <text:span text:style-name="T5">of Yoga, </text:span><text:span text:style-name="T6">we can move </text:span>to a kinder, gentler and better future. <text:span text:style-name="T5">Most of all, </text:span><text:span text:style-name="T4">you can </text:span><text:span text:style-name="T5">join</text:span><text:span text:style-name="T4"> in this mission </text:span><text:span text:style-name="T5">and your participation is much appreciated.</text:span></text:p>
      <text:p text:style-name="P6"/>
      <text:p text:style-name="P9">Thank you</text:p>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8:19:52.483866447</meta:creation-date>
    <dc:date>2024-09-21T19:29:04.419265141</dc:date>
    <meta:editing-duration>PT32M40S</meta:editing-duration>
    <meta:editing-cycles>4</meta:editing-cycles>
    <meta:generator>LibreOffice/24.2.2.2$Linux_X86_64 LibreOffice_project/420$Build-2</meta:generator>
    <meta:document-statistic meta:table-count="0" meta:image-count="0" meta:object-count="0" meta:page-count="1" meta:paragraph-count="9" meta:word-count="521" meta:character-count="3013" meta:non-whitespace-character-count="2492"/>
  </office:meta>
</office:document-meta>
</file>